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1" calcext:value-type="float">
            <text:p>51</text:p>
          </table:table-cell>
          <table:table-cell table:style-name="ce7" table:formula="of:=COUNTIF([.B7:.B135];&quot;X&quot;)" office:value-type="float" office:value="39" calcext:value-type="float">
            <text:p>39</text:p>
          </table:table-cell>
          <table:table-cell table:style-name="ce7" table:formula="of:=COUNTIF([.C7:.C135];&quot;X&quot;)" office:value-type="float" office:value="5" calcext:value-type="float">
            <text:p>5</text:p>
          </table:table-cell>
          <table:table-cell table:style-name="ce7" table:formula="of:=COUNTIF([.D7:.D135];&quot;X&quot;)" office:value-type="float" office:value="5" calcext:value-type="float">
            <text:p>5</text:p>
          </table:table-cell>
          <table:table-cell table:style-name="ce7" table:formula="of:=COUNTIF([.E7:.E135];&quot;X&quot;)" office:value-type="float" office:value="0" calcext:value-type="float">
            <text:p>0</text:p>
          </table:table-cell>
          <table:table-cell table:style-name="ce7" table:formula="of:=COUNTIF([.F7:.F135];&quot;X&quot;)" office:value-type="float" office:value="8" calcext:value-type="float">
            <text:p>8</text:p>
          </table:table-cell>
          <table:table-cell table:style-name="ce25" table:formula="of:=SUM([.B2:.F2])" office:value-type="float" office:value="57" calcext:value-type="float">
            <text:p>5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1" table:number-rows-repeated="78">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1">00/00/0000</text:date>, <text:time style:data-style-name="N2" text:time-value="20:20:19.4403992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1T20:22:45.180707092</dc:date>
    <meta:editing-duration>PT6H9M33S</meta:editing-duration>
    <meta:editing-cycles>74</meta:editing-cycles>
    <meta:document-statistic meta:table-count="1" meta:cell-count="281" meta:object-count="0"/>
  </office:meta>
</office:document-meta>
</file>